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OpenSymbol" svg:font-family="Open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02cm solid #000000" fo:border-bottom="0.002cm solid #000000"/>
    </style:style>
    <style:style style:name="Table2.A2" style:family="table-cell">
      <style:table-cell-properties fo:padding="0.106cm" fo:border-left="none" fo:border-right="none" fo:border-top="none" fo:border-bottom="0.002cm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02cm solid #000000" fo:border-bottom="0.002cm solid #000000"/>
    </style:style>
    <style:style style:name="Table4.A2" style:family="table-cell">
      <style:table-cell-properties fo:padding="0.106cm" fo:border-left="none" fo:border-right="none" fo:border-top="none" fo:border-bottom="0.002cm solid #000000"/>
    </style:style>
    <style:style style:name="Table4.B3" style:family="table-cell">
      <style:table-cell-properties style:vertical-align="top" fo:padding="0.106cm" fo:border-left="none" fo:border-right="none" fo:border-top="none" fo:border-bottom="0.002cm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02cm solid #000000" fo:border-bottom="0.002cm solid #000000"/>
    </style:style>
    <style:style style:name="Table6.A2" style:family="table-cell">
      <style:table-cell-properties fo:padding="0.106cm" fo:border-left="none" fo:border-right="none" fo:border-top="none" fo:border-bottom="0.002cm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02cm solid #000000" fo:border-bottom="0.002cm solid #000000"/>
    </style:style>
    <style:style style:name="Table3.A2" style:family="table-cell">
      <style:table-cell-properties fo:padding="0.106cm" fo:border-left="none" fo:border-right="none" fo:border-top="none" fo:border-bottom="0.002cm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02cm solid #000000" fo:border-bottom="0.002cm solid #000000"/>
    </style:style>
    <style:style style:name="Table5.A2" style:family="table-cell">
      <style:table-cell-properties fo:padding="0.106cm" fo:border-left="none" fo:border-right="none" fo:border-top="none" fo:border-bottom="0.002cm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02cm solid #000000" fo:border-bottom="0.002cm solid #000000"/>
    </style:style>
    <style:style style:name="Table7.A2" style:family="table-cell">
      <style:table-cell-properties fo:padding="0.106cm" fo:border-left="none" fo:border-right="none" fo:border-top="none" fo:border-bottom="0.002cm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02cm solid #000000" fo:border-bottom="0.002cm solid #000000"/>
    </style:style>
    <style:style style:name="Table10.A2" style:family="table-cell">
      <style:table-cell-properties fo:padding="0.106cm" fo:border-left="none" fo:border-right="none" fo:border-top="none" fo:border-bottom="0.002cm solid #000000"/>
    </style:style>
    <style:style style:name="Table9" style:family="table">
      <style:table-properties style:width="16.999cm" table:align="margins"/>
    </style:style>
    <style:style style:name="Table9.A" style:family="table-column">
      <style:table-column-properties style:column-width="5.002cm" style:rel-column-width="19287*"/>
    </style:style>
    <style:style style:name="Table9.B" style:family="table-column">
      <style:table-column-properties style:column-width="11.996cm" style:rel-column-width="46248*"/>
    </style:style>
    <style:style style:name="Table9.A1" style:family="table-cell">
      <style:table-cell-properties fo:padding="0.097cm" fo:border-left="none" fo:border-right="none" fo:border-top="0.002cm solid #000000" fo:border-bottom="0.002cm solid #000000"/>
    </style:style>
    <style:style style:name="Table9.A2" style:family="table-cell">
      <style:table-cell-properties fo:padding="0.097cm" fo:border-left="none" fo:border-right="none" fo:border-top="none" fo:border-bottom="0.002cm solid #000000"/>
    </style:style>
    <style:style style:name="P1" style:family="paragraph" style:parent-style-name="Text_20_body">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style>
    <style:style style:name="P4" style:family="paragraph" style:parent-style-name="Preformatted_20_Text">
      <style:paragraph-properties fo:margin-top="0cm" fo:margin-bottom="0.499cm"/>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5">
      <style:paragraph-properties fo:text-align="start" style:justify-single-word="false"/>
    </style:style>
    <style:style style:name="P9" style:family="paragraph" style:parent-style-name="Text_20_body" style:list-style-name="L6">
      <style:paragraph-properties fo:text-align="start" style:justify-single-word="false"/>
    </style:style>
    <style:style style:name="P10" style:family="paragraph" style:parent-style-name="Text_20_body" style:list-style-name="L6"/>
    <style:style style:name="P11" style:family="paragraph" style:parent-style-name="Text_20_body" style:list-style-name="L8"/>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8"/>
    <style:style style:name="P17" style:family="paragraph" style:parent-style-name="Text_20_body" style:list-style-name="L19"/>
    <style:style style:name="P18" style:family="paragraph" style:parent-style-name="Text_20_body" style:master-page-name="">
      <style:paragraph-properties style:page-number="auto" fo:keep-with-next="always"/>
    </style:style>
    <style:style style:name="P19" style:family="paragraph" style:parent-style-name="Text_20_body" style:list-style-name="L14">
      <style:paragraph-properties fo:margin-top="0cm" fo:margin-bottom="0cm"/>
    </style:style>
    <style:style style:name="P20" style:family="paragraph" style:parent-style-name="Heading_20_1">
      <style:paragraph-properties fo:text-align="center" style:justify-single-word="false"/>
    </style:style>
    <style:style style:name="P21" style:family="paragraph" style:parent-style-name="Heading_20_4" style:master-page-name="">
      <style:paragraph-properties style:page-number="auto"/>
    </style:style>
    <style:style style:name="P22" style:family="paragraph" style:parent-style-name="Table_20_Contents" style:list-style-name="L9"/>
    <style:style style:name="P23" style:family="paragraph" style:parent-style-name="Table_20_Contents" style:list-style-name="L10"/>
    <style:style style:name="P24" style:family="paragraph" style:parent-style-name="Table_20_Contents" style:list-style-name="L15"/>
    <style:style style:name="P25" style:family="paragraph" style:parent-style-name="Table_20_Contents" style:list-style-name="L16"/>
    <style:style style:name="P26" style:family="paragraph" style:parent-style-name="Table_20_Contents" style:list-style-name="L17"/>
    <style:style style:name="P27" style:family="paragraph" style:parent-style-name="Table_20_Contents" style:list-style-name="L9">
      <style:paragraph-properties fo:margin-top="0cm" fo:margin-bottom="0cm"/>
    </style:style>
    <style:style style:name="P28" style:family="paragraph" style:parent-style-name="Table_20_Contents" style:list-style-name="L10">
      <style:paragraph-properties fo:margin-top="0cm" fo:margin-bottom="0cm"/>
    </style:style>
    <style:style style:name="P29" style:family="paragraph" style:parent-style-name="Contents_20_1">
      <style:paragraph-properties>
        <style:tab-stops/>
      </style:paragraph-properties>
    </style:style>
    <style:style style:name="P30" style:family="paragraph" style:parent-style-name="Contents_20_2">
      <style:paragraph-properties>
        <style:tab-stops/>
      </style:paragraph-properties>
    </style:style>
    <style:style style:name="P31" style:family="paragraph" style:parent-style-name="Contents_20_3">
      <style:paragraph-properties>
        <style:tab-stops/>
      </style:paragraph-properties>
    </style:style>
    <style:style style:name="P3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fo:font-weight="normal" style:font-weight-asian="normal" style:font-weight-complex="normal"/>
    </style:style>
    <style:style style:name="T2"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JCA/JDBC Driver<text:line-break/><draw:path text:anchor-type="as-char" svg:y="0cm" draw:z-index="0" draw:style-name="gr1" draw:text-style-name="P32"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
          <text:p text:style-name="P30"><text:a xlink:type="simple" xlink:href="#1.1.General Notes|outline">General Notes</text:a></text:p>
          <text:p text:style-name="P31"><text:a xlink:type="simple" xlink:href="#1.1.1.Supported Firebird versions|outline">Supported Firebird versions</text:a></text:p>
          <text:p text:style-name="P31"><text:a xlink:type="simple" xlink:href="#1.1.2.Specification support|outline">Specification support</text:a></text:p>
          <text:p text:style-name="P30"><text:a xlink:type="simple" xlink:href="#1.2.What's new in Jaybird 2.2|outline">What's new in Jaybird 2.2</text:a></text:p>
          <text:p text:style-name="P31"><text:a xlink:type="simple" xlink:href="#1.2.1.Java 4.0 API|outline">Java 4.0 API</text:a></text:p>
          <text:p text:style-name="P31"><text:a xlink:type="simple" xlink:href="#1.2.2.64-bit Windows and Linux support|outline">64-bit Windows and Linux support</text:a></text:p>
          <text:p text:style-name="P31"><text:a xlink:type="simple" xlink:href="#1.2.3.Support for Firebird 2.5|outline">Support for Firebird 2.5</text:a></text:p>
          <text:p text:style-name="P30"><text:a xlink:type="simple" xlink:href="#1.3.Features from previous releases|outline">Features from previous releases</text:a></text:p>
          <text:p text:style-name="P31"><text:a xlink:type="simple" xlink:href="#1.3.1.Events|outline">Events</text:a></text:p>
          <text:p text:style-name="P31"><text:a xlink:type="simple" xlink:href="#1.3.2.Support for multiple JNI libraries|outline">Support for multiple JNI libraries</text:a></text:p>
          <text:p text:style-name="P31"><text:a xlink:type="simple" xlink:href="#1.3.3.Default holdable result sets (closed ResultSet in auto-commit mode)|outline">Default holdable result sets (closed ResultSet in auto-commit mode)</text:a></text:p>
          <text:p text:style-name="P31"><text:a xlink:type="simple" xlink:href="#1.3.4.Updatable result sets|outline">Updatable result sets</text:a></text:p>
          <text:p text:style-name="P31"><text:a xlink:type="simple" xlink:href="#1.3.5.Firebird management interfaces|outline">Firebird management interfaces</text:a></text:p>
          <text:p text:style-name="P31"><text:a xlink:type="simple" xlink:href="#1.3.6.Jaybird JDBC extensions|outline">Jaybird JDBC extensions</text:a></text:p>
          <text:p text:style-name="P31"><text:a xlink:type="simple" xlink:href="#1.3.7.JDBC 3.0 compatibility|outline">JDBC 3.0 compatibility</text:a></text:p>
          <text:p text:style-name="P30"><text:a xlink:type="simple" xlink:href="#1.4.Distribution package|outline">Distribution package</text:a></text:p>
          <text:p text:style-name="P31"><text:a xlink:type="simple" xlink:href="#1.4.1.License|outline">License</text:a></text:p>
          <text:p text:style-name="P31"><text:a xlink:type="simple" xlink:href="#1.4.2.Source Code|outline">Source Code</text:a></text:p>
          <text:p text:style-name="P30"><text:a xlink:type="simple" xlink:href="#1.5.JDBC URL Format|outline">JDBC URL Format</text:a></text:p>
          <text:p text:style-name="P31"><text:a xlink:type="simple" xlink:href="#1.5.1.Pure Java|outline">Pure Java</text:a></text:p>
          <text:p text:style-name="P31"><text:a xlink:type="simple" xlink:href="#1.5.2.Using Firebird client library|outline">Using Firebird client library</text:a></text:p>
          <text:p text:style-name="P31"><text:a xlink:type="simple" xlink:href="#1.5.3.Embedded Server|outline">Embedded Server</text:a></text:p>
          <text:p text:style-name="P30"><text:a xlink:type="simple" xlink:href="#1.6.JDBC connection properties|outline">JDBC connection properties</text:a></text:p>
          <text:p text:style-name="P30"><text:a xlink:type="simple" xlink:href="#1.7.Using Type 2 and Embedded Server driver|outline">Using Type 2 and Embedded Server driver</text:a></text:p>
          <text:p text:style-name="P31"><text:a xlink:type="simple" xlink:href="#1.7.1.Configuring Type 2 JDBC driver|outline">Configuring Type 2 JDBC driver</text:a></text:p>
          <text:p text:style-name="P31"><text:a xlink:type="simple" xlink:href="#1.7.2.Configuring Embedded Server JDBC driver|outline">Configuring Embedded Server JDBC driver</text:a></text:p>
          <text:p text:style-name="P30"><text:a xlink:type="simple" xlink:href="#1.8.JDBC 3.0 Compatibility|outline">JDBC 3.0 Compatibility</text:a></text:p>
          <text:p text:style-name="P31"><text:a xlink:type="simple" xlink:href="#1.8.1.JDBC 3.0 deviations and unimplemented features|outline">JDBC 3.0 deviations and unimplemented features</text:a></text:p>
          <text:p text:style-name="P30"><text:a xlink:type="simple" xlink:href="#1.9.Jaybird Specifics|outline">Jaybird Specifics</text:a></text:p>
          <text:p text:style-name="P31"><text:a xlink:type="simple" xlink:href="#1.9.1.Result sets|outline">Result sets</text:a></text:p>
          <text:p text:style-name="P31"><text:a xlink:type="simple" xlink:href="#1.9.2.Using java.sql.ParameterMetaData with Callable Statements|outline">Using java.sql.ParameterMetaData with Callable Statements</text:a></text:p>
          <text:p text:style-name="P31"><text:a xlink:type="simple" xlink:href="#1.9.3.Using ResultSet.getCharacterStream with BLOB fields|outline">Using ResultSet.getCharacterStream with BLOB fields</text:a></text:p>
          <text:p text:style-name="P31"><text:a xlink:type="simple" xlink:href="#1.9.4.Heuristic transaction completion support|outline">Heuristic transaction completion support</text:a></text:p>
          <text:p text:style-name="P30"><text:a xlink:type="simple" xlink:href="#1.10.Connection pooling with Jaybird|outline">Connection pooling with Jaybird</text:a></text:p>
          <text:p text:style-name="P31"><text:a xlink:type="simple" xlink:href="#1.10.1.Usage scenario|outline">Usage scenario</text:a></text:p>
          <text:p text:style-name="P31"><text:a xlink:type="simple" xlink:href="#1.10.2.Connection Pool Classes|outline">Connection Pool Classes</text:a></text:p>
          <text:p text:style-name="P31"><text:a xlink:type="simple" xlink:href="#1.10.3.org.firebirdsql.pool.FBConnectionPoolDataSource|outline">org.firebirdsql.pool.FBConnectionPoolDataSource</text:a></text:p>
          <text:p text:style-name="P31"><text:a xlink:type="simple" xlink:href="#1.10.4.org.firebirdsql.pool.FBWrappingDataSource|outline">org.firebirdsql.pool.FBWrappingDataSource</text:a></text:p>
          <text:p text:style-name="P31"><text:a xlink:type="simple" xlink:href="#1.10.5.Runtime object allocation and deallocation hints|outline">Runtime object allocation and deallocation hints</text:a></text:p>
          <text:p text:style-name="P30"><text:a xlink:type="simple" xlink:href="#1.11.Documentation and Support|outline">Documentation and Support</text:a></text:p>
          <text:p text:style-name="P31"><text:a xlink:type="simple" xlink:href="#1.11.1.Where to get more information on Jaybird|outline">Where to get more information on Jaybird</text:a></text:p>
          <text:p text:style-name="P31"><text:a xlink:type="simple" xlink:href="#1.11.2.Where to get help|outline">Where to get help</text:a></text:p>
          <text:p text:style-name="P31"><text:a xlink:type="simple" xlink:href="#1.11.3.Reporting Bugs|outline">Reporting Bugs</text:a></text:p>
          <text:p text:style-name="P31"><text:a xlink:type="simple" xlink:href="#1.11.4.Corrections/Additions To Release Notes|outline">Corrections/Additions To Release Notes</text:a></text:p>
        </text:index-body>
      </text:table-of-content>
      <text:p text:style-name="Text_20_body"/>
      <text:h text:style-name="Heading_20_2" text:outline-level="2"><text:soft-page-break/>General Notes</text:h>
      <text:p text:style-name="Text_20_body">Jaybird is JCA/JDBC driver suite to connect to Firebird database server. Historically Borland opened sources of type 3 JDBC driver called InterClient. However due to some inherent limitations of Firebird client library it was decided that type 3 driver is a dead end, and Firebird team developed pure Java implementation of wire protocol. This implementation became basis for Jaybird,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2 <text:span text:style-name="Source_20_Text">XADataSource</text:span> idea, the JCA specification is considerably clearer on the division of responsibility between the application server and driver.</text:p>
      <text:h text:style-name="Heading_20_3" text:outline-level="3">Supported Firebird versions</text:h>
      <text:p text:style-name="Text_20_body">Jaybird 2.2 was tested against Firebird 2.1.x and 2.5.0 RC2, but should support also Firebird 1.0.x, Firebird 1.5 and Firebird 2.0.x. Type 2 and embedded server JDBC drivers require JNI library, precompiled binaries for Win32 and Linux platforms are shipped in the default installation, other platforms require porting/building JNI library for that platform. </text:p>
      <text:p text:style-name="Text_20_body">Driver no longer supports InterBase servers due to a Firebird-specific changes in database attachment parameters that are send to the server.</text:p>
      <text:h text:style-name="Heading_20_3" text:outline-level="3">Specification support</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0</text:p>
            </table:table-cell>
            <table:table-cell table:style-name="Table2.A1" office:value-type="string">
              <text:p text:style-name="Text_20_body">Driver implements all JDBC 4.0 interfaces and supports correct exception chaining.</text:p>
            </table:table-cell>
          </table:table-row>
        </table:table-header-rows>
        <table:table-row>
          <table:table-cell table:style-name="Table2.A2" office:value-type="string">
            <text:p text:style-name="Text_20_body">JDBC 3.0</text:p>
          </table:table-cell>
          <table:table-cell table:style-name="Table2.A2" office:value-type="string">
            <text:p text:style-name="Text_20_body">Driver passed complete JDBC compatibility test suite, though some features are not implemented. It is not officially JDBC compliant, because of high certification costs.</text:p>
          </table:table-cell>
        </table:table-row>
        <table:table-row>
          <table:table-cell table:style-name="Table2.A2" office:value-type="string">
            <text:p text:style-name="Text_20_body">JDBC 2.0 Standard Extensions</text:p>
          </table:table-cell>
          <table:table-cell table:style-name="Table2.A2" office:value-type="string">
            <text:p text:style-name="Text_20_body">Jaybird provides implementation of following interfaces from <text:span text:style-name="Source_20_Text">javax.sql.*</text:span> package:</text:p>
            <text:list xml:id="list42271341" text:style-name="L1">
              <text:list-item>
                <text:p text:style-name="P5"><text:span text:style-name="Source_20_Text">ConnectionPoolDataSource</text:span> implementation provides connection and prepared statement pooling.</text:p>
              </text:list-item>
              <text:list-item>
                <text:p text:style-name="P5"><text:span text:style-name="Source_20_Text">DataSource</text:span> implementation provides seamless integration with major web and application servers.</text:p>
              </text:list-item>
              <text:list-item>
                <text:p text:style-name="P5"><text:span text:style-name="Source_20_Text">XADataSource</text:span> implementation provides means to use driver in distributed transactions.</text:p>
              </text:list-item>
            </text:list>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javax.resource.spi.ManagedConnectionFactory</text:span> and related interfaces. CCI interfaces are not supported.</text:p>
          </table:table-cell>
        </table:table-row>
        <table:table-row>
          <table:table-cell table:style-name="Table2.A2" office:value-type="string">
            <text:p text:style-name="Text_20_body">JTA 1.0.1</text:p>
          </table:table-cell>
          <table:table-cell table:style-name="Table2.A2" office:value-type="string">
            <text:p text:style-name="Text_20_body">Driver provides implementation of <text:span text:style-name="Source_20_Text">javax.transaction.xa.XAResource</text:span> interface via JCA framework and <text:span text:style-name="Source_20_Text">XADataSource</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MBean to manage Firebird server and installed databases via JMX agent.</text:p>
          </table:table-cell>
        </table:table-row>
      </table:table>
      <text:h text:style-name="Heading_20_2" text:outline-level="2"><text:soft-page-break/>What's new in Jaybird 2.2</text:h>
      <text:p text:style-name="Text_20_body">Jaybird 2.2 introduces following new features:</text:p>
      <text:h text:style-name="Heading_20_3" text:outline-level="3">Java 4.0 API</text:h>
      <text:h text:style-name="Heading_20_3" text:outline-level="3">64-bit Windows and Linux support</text:h>
      <text:h text:style-name="Heading_20_3" text:outline-level="3">Support for Firebird 2.5</text:h>
      <text:p text:style-name="Text_20_body">Added support for Firebird 2.5 Services API enhancements: </text:p>
      <text:list xml:id="list42502174" text:style-name="L19">
        <text:list-item>
          <text:p text:style-name="P17">The security database can be set</text:p>
        </text:list-item>
        <text:list-item>
          <text:p text:style-name="P17">Support for SET/DROP AUTO ADMIN</text:p>
        </text:list-item>
        <text:list-item>
          <text:p text:style-name="P17">Mapping for new role RDB$ADMIN in security database</text:p>
        </text:list-item>
        <text:list-item>
          <text:p text:style-name="P17">Added new Firebird 2.1 shutdown/online modes availabe in Firebird 2.5 via the Services API</text:p>
        </text:list-item>
        <text:list-item>
          <text:p text:style-name="P17">Support for NBackup via Services API in Firebird 2.5</text:p>
        </text:list-item>
        <text:list-item>
          <text:p text:style-name="P17">Support for Trace/Audit via Services API in Firebird 2.5</text:p>
        </text:list-item>
      </text:list>
      <text:h text:style-name="Heading_20_2" text:outline-level="2">Features from previous releases</text:h>
      <text:h text:style-name="Heading_20_3" text:outline-level="3">Events</text:h>
      <text:p text:style-name="Text_20_body">Events is one of the unique features in the Firebird RDBMS and allows asynchronous notification of the applications about named events that happen in the database. The information about how to use this feature can found in free IB 6.0 documentation set as well as in The Firebird Book by Helen Borrie.</text:p>
      <text:p text:style-name="Text_20_body">The interfaces and classes for the event support can be found in <text:span text:style-name="Source_20_Text">org.firebirdsql.event</text:span> package, which includes:</text:p>
      <text:list xml:id="list42291307" text:style-name="L2">
        <text:list-item>
          <text:p text:style-name="P6"><text:span text:style-name="Source_20_Text">EventManager</text:span> interface to register for the synchronous and asynchronous notification about the events in the database;</text:p>
        </text:list-item>
        <text:list-item>
          <text:p text:style-name="P6"><text:span text:style-name="Source_20_Text">EventListener</text:span> interface which has to be implemented by the application that wants to participate in the asynchronous notification;</text:p>
        </text:list-item>
        <text:list-item>
          <text:p text:style-name="P6"><text:span text:style-name="Source_20_Text">DatabaseEvent</text:span> interface which represents the object that will be passed to the <text:span text:style-name="Source_20_Text">EventListener</text:span> notification method;</text:p>
        </text:list-item>
        <text:list-item>
          <text:p text:style-name="P6">Implementation of the above interfaces: <text:span text:style-name="Source_20_Text">FBEventManager</text:span> and <text:span text:style-name="Source_20_Text">FBDatabaseEvent</text:span>.</text:p>
        </text:list-item>
      </text:list>
      <text:p text:style-name="Text_20_body"><text:span text:style-name="Strong_20_Emphasis">Please note, that each instance of </text:span><text:span text:style-name="Source_20_Text">FBEventManager</text:span><text:span text:style-name="Strong_20_Emphasis"> will open a new socket connection to the Firebird server on the port specified by the Firebird.</text:span></text:p>
      <text:p text:style-name="Text_20_body">Similar to other <text:s/>JDBC extensions in Jaybird, the interfaces are released under the modified BSD license, the implementation of the code is released under LGPL license.</text:p>
      <text:h text:style-name="Heading_20_3" text:outline-level="3">Support for multiple JNI libraries</text:h>
      <text:p text:style-name="Text_20_body">Until this release only one client library could be loaded in the single JVM. That could be either embedded Firebird library (<text:span text:style-name="Source_20_Text">fbembed.dll</text:span>/<text:span text:style-name="Source_20_Text">libfbembed.so</text:span>), or Firebird client library (<text:span text:style-name="Source_20_Text">fbclient.dll</text:span>/<text:span text:style-name="Source_20_Text">libfbclient.so</text:span>) or Fyracle client library. This could lead to possible problems, for example, if embedded Firebird was used first, JDBC driver would access database file directly instead of using the local IPC protocol if only path to the database was specified. It was not possible to change this without restarting the JVM.</text:p>
      <text:p text:style-name="Text_20_body"><text:soft-page-break/>Now Jaybird is able to correctly load arbitrary number of shared libraries that implement the ISC API and forward the requests correctly depending on the type of the driver being used. Note, this feature requires new JNI library (<text:span text:style-name="Source_20_Text">jaybird21.dll</text:span>/<text:span text:style-name="Source_20_Text">libjaybird21.so</text:span>)</text:p>
      <text:p text:style-name="Text_20_body"><text:span text:style-name="Strong_20_Emphasis">Note, the JNI library (jaybird21.dll/libjaybird21.so) was changed in a incompatible manner between Jaybird 2.1 beta 1 and Jaybird 2.1 RC1 releases. Please ensure to use the latest version.</text:span></text:p>
      <text:h text:style-name="Heading_20_3" text:outline-level="3">Default holdable result sets (closed ResultSet in auto-commit mode)</text:h>
      <text:p text:style-name="Text_20_body">New connection property that allows to create holdable result sets by default. This is needed as an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new property is called:</text:p>
      <text:list xml:id="list42268991" text:style-name="L3">
        <text:list-item>
          <text:p text:style-name="P7"><text:span text:style-name="Source_20_Text">defaultResultSetHoldable</text:span> as connection property for JDBC URL or for <text:span text:style-name="Source_20_Text">java.sql.DriverManager</text:span> class and no or empty value should be assigned to it; it has an alias <text:span text:style-name="Source_20_Text">defaultHoldable</text:span> to simplify the typing;</text:p>
        </text:list-item>
        <text:list-item>
          <text:p text:style-name="P7"><text:span text:style-name="Source_20_Text">isc_dpb_result_set_holdable</text:span> as a DPB member;</text:p>
        </text:list-item>
        <text:list-item>
          <text:p text:style-name="P7"><text:span text:style-name="Source_20_Text">FirebirdConnectionProperties</text:span> interface was with two methods extended (the <text:span text:style-name="Source_20_Text">isDefaultResultSetHoldable()</text:span> and <text:span text:style-name="Source_20_Text">setDefaultResultSetHoldable(boolean)</text:span>) which is also reflected in the <text:span text:style-name="Source_20_Text">FBConnectionPoolDataSource</text:span> and <text:span text:style-name="Source_20_Text">FBWrappingDataSource</text:span> classes.</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Updatable result sets</text:h>
      <text:p text:style-name="P1">Jaybird provides now support for the updatable result sets. Feature allows Java application to update current record using the <text:span text:style-name="Source_20_Text">updateXXX</text:span> methods of <text:span text:style-name="Source_20_Text">java.sql.ResultSet</text:span> interface. Updates are performed within the current transaction using a best row identifier in <text:span text:style-name="Source_20_Text">WHERE</text:span> clause. This sets the following limitation on the result set “updatability”:</text:p>
      <text:list xml:id="list42271324" text:style-name="L5">
        <text:list-item>
          <text:p text:style-name="P8">the <text:span text:style-name="Source_20_Text">SELECT</text:span> references single table;</text:p>
        </text:list-item>
        <text:list-item>
          <text:p text:style-name="P8">all columns not referenced in <text:span text:style-name="Source_20_Text">SELECT</text:span> permit <text:span text:style-name="Source_20_Text">NULL</text:span>s (otherwise <text:span text:style-name="Source_20_Text">INSERT</text:span>s will fail);</text:p>
        </text:list-item>
        <text:list-item>
          <text:p text:style-name="P8">the <text:span text:style-name="Source_20_Text">SELECT</text:span> statement does not contain <text:span text:style-name="Source_20_Text">DISTINCT</text:span> predicate, aggregate functions, joined tables or stored procedures;</text:p>
        </text:list-item>
        <text:list-item>
          <text:p text:style-name="P8">the <text:span text:style-name="Source_20_Text">SELECT</text:span> statement references all columns from the table primary key definition or an <text:span text:style-name="Source_20_Text">RDB$DB_KEY</text:span> column.</text:p>
        </text:list-item>
      </text:list>
      <text:h text:style-name="Heading_20_3" text:outline-level="3">Firebird management interfaces</text:h>
      <text:p text:style-name="Text_20_body">Jaybird provides full support of the Firebird Services API that allows Java applications to perform various server management tasks:</text:p>
      <text:list xml:id="list42285128" text:style-name="L6">
        <text:list-item>
          <text:p text:style-name="P10">database backup/restore on remote server; it is possible to performs metadata-only backups, switch the garbage collection during backup off, restore databases with no validity constraints or active indices, etc.</text:p>
        </text:list-item>
        <text:list-item>
          <text:p text:style-name="P10"><text:soft-page-break/>database maintenance, e.g. database shutdown, sweep, changing the forced writes settings, changing SQL dialect of the database, shadow management, etc.</text:p>
        </text:list-item>
        <text:list-item>
          <text:p text:style-name="P10">retrieving database statistics including header page statistics, system table statistics, data page statistics and index statistics.</text:p>
        </text:list-item>
        <text:list-item>
          <text:p text:style-name="P9">user management, including adding, modifying, and deleting user accounts.</text:p>
        </text:list-item>
      </text:list>
      <text:h text:style-name="Heading_20_3" text:outline-level="3">Jaybird JDBC extensions</text:h>
      <text:p text:style-name="P1">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org.firebirdsql.jdbc.*</text:span> packag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2"><text:span text:style-name="Source_20_Text">FirebirdDriver</text:span></text:p>
          </table:table-cell>
          <table:table-cell table:style-name="Table4.B3" office:value-type="string">
            <text:p text:style-name="P3">2.0</text:p>
          </table:table-cell>
          <table:table-cell table:style-name="Table4.A2" office:value-type="string">
            <text:p text:style-name="P2"><text:span text:style-name="Source_20_Text">newConnectionProperties()</text:span></text:p>
          </table:table-cell>
          <table:table-cell table:style-name="Table4.A2" office:value-type="string">
            <text:p text:style-name="P2">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2"/>
          </table:table-cell>
          <table:table-cell table:style-name="Table4.B3" office:value-type="string">
            <text:p text:style-name="P3"/>
          </table:table-cell>
          <table:table-cell table:style-name="Table4.A2" office:value-type="string">
            <text:p text:style-name="P2"><text:span text:style-name="Source_20_Text">connect(FirebirdConnectionProperties)</text:span></text:p>
          </table:table-cell>
          <table:table-cell table:style-name="Table4.A2" office:value-type="string">
            <text:p text:style-name="P2">Connect to the Firebird database using the specified connection properties.</text:p>
          </table:table-cell>
        </table:table-row>
        <table:table-row>
          <table:table-cell table:style-name="Table4.A2" office:value-type="string">
            <text:p text:style-name="P2"><text:span text:style-name="Source_20_Text">FirebirdConnectionProperties</text:span></text:p>
          </table:table-cell>
          <table:table-cell table:style-name="Table4.B3" office:value-type="string">
            <text:p text:style-name="P3">2.0</text:p>
          </table:table-cell>
          <table:table-cell table:style-name="Table4.A2" office:value-type="string">
            <text:p text:style-name="P2">see <text:a xlink:type="simple" xlink:href="#2.4.JDBC connection properties|outline">JDBC connection properties</text:a> section for more details.</text:p>
          </table:table-cell>
          <table:table-cell table:style-name="Table4.A2" office:value-type="string">
            <text:p text:style-name="P2"/>
          </table:table-cell>
        </table:table-row>
        <table:table-row>
          <table:table-cell table:style-name="Table4.A2" office:value-type="string">
            <text:p text:style-name="P2"><text:span text:style-name="Source_20_Text">FirebirdConnection</text:span></text:p>
          </table:table-cell>
          <table:table-cell table:style-name="Table4.B3" office:value-type="string">
            <text:p text:style-name="P3">1.5</text:p>
          </table:table-cell>
          <table:table-cell table:style-name="Table4.A2" office:value-type="string">
            <text:p text:style-name="P2"><text:span text:style-name="Source_20_Text">createBlob()</text:span></text:p>
          </table:table-cell>
          <table:table-cell table:style-name="Table4.A2" office:value-type="string">
            <text:p text:style-name="P2">Create new BLOB in the database. Later this BLOB can be passed as a parameter into <text:span text:style-name="Source_20_Text">PreparedStatement</text:span> or <text:span text:style-name="Source_20_Text">CallableStatement</text:span>.</text:p>
          </table:table-cell>
        </table:table-row>
        <table:table-row>
          <table:table-cell table:style-name="Table4.A2" office:value-type="string">
            <text:p text:style-name="P2"/>
          </table:table-cell>
          <table:table-cell table:style-name="Table4.A2" office:value-type="string">
            <text:p text:style-name="P3">1.5</text:p>
          </table:table-cell>
          <table:table-cell table:style-name="Table4.A2" office:value-type="string">
            <text:p text:style-name="P2"><text:span text:style-name="Source_20_Text">getIscEncoding()</text:span></text:p>
          </table:table-cell>
          <table:table-cell table:style-name="Table4.A2" office:value-type="string">
            <text:p text:style-name="P2">Get connection character encoding.</text:p>
          </table:table-cell>
        </table:table-row>
        <table:table-row>
          <table:table-cell table:style-name="Table4.A2" office:value-type="string">
            <text:p text:style-name="P2"/>
          </table:table-cell>
          <table:table-cell table:style-name="Table4.A2" office:value-type="string">
            <text:p text:style-name="P3">2.0</text:p>
          </table:table-cell>
          <table:table-cell table:style-name="Table4.A2" office:value-type="string">
            <text:p text:style-name="P2"><text:span text:style-name="Source_20_Text">getTransactionParameters(<text:line-break/> <text:s text:c="3"/>int isolationLevel<text:line-break/>)</text:span></text:p>
          </table:table-cell>
          <table:table-cell table:style-name="Table4.A2" office:value-type="string">
            <text:p text:style-name="P2">Get the TPB parameters for the specified transaction isolation level.</text:p>
          </table:table-cell>
        </table:table-row>
        <table:table-row>
          <table:table-cell table:style-name="Table4.A2" office:value-type="string">
            <text:p text:style-name="P2"/>
          </table:table-cell>
          <table:table-cell table:style-name="Table4.A2" office:value-type="string">
            <text:p text:style-name="P3">2.0</text:p>
          </table:table-cell>
          <table:table-cell table:style-name="Table4.A2" office:value-type="string">
            <text:p text:style-name="P2"><text:span text:style-name="Source_20_Text">createTransactionParameterBuffer()</text:span></text:p>
          </table:table-cell>
          <table:table-cell table:style-name="Table4.A2" office:value-type="string">
            <text:p text:style-name="P2">Create an empty transaction parameter buffer.</text:p>
          </table:table-cell>
        </table:table-row>
        <table:table-row>
          <table:table-cell table:style-name="Table4.A2" office:value-type="string">
            <text:p text:style-name="P2"/>
          </table:table-cell>
          <table:table-cell table:style-name="Table4.A2" office:value-type="string">
            <text:p text:style-name="P3">2.0</text:p>
          </table:table-cell>
          <table:table-cell table:style-name="Table4.A2" office:value-type="string">
            <text:p text:style-name="P2"><text:span text:style-name="Source_20_Text">setTransactionParameters(<text:line-break/> <text:s text:c="3"/>int isolationLevel,<text:line-break/> <text:s text:c="3"/>TransactionParameterBuffer tpb<text:line-break/>)</text:span></text:p>
          </table:table-cell>
          <table:table-cell table:style-name="Table4.A2" office:value-type="string">
            <text:p text:style-name="P2">Set TPB parameters for the specified transaction isolation level. The newly specified mapping is valid for the whole connection lifetime.</text:p>
          </table:table-cell>
        </table:table-row>
        <table:table-row>
          <table:table-cell table:style-name="Table4.A2" office:value-type="string">
            <text:p text:style-name="P2"/>
          </table:table-cell>
          <table:table-cell table:style-name="Table4.A2" office:value-type="string">
            <text:p text:style-name="P3">2.0</text:p>
          </table:table-cell>
          <table:table-cell table:style-name="Table4.A2" office:value-type="string">
            <text:p text:style-name="P2"><text:span text:style-name="Source_20_Text">setTransactionParameters(<text:line-break/> <text:s text:c="3"/>TransactionParameterBuffer tpb<text:line-break/>)</text:span></text:p>
          </table:table-cell>
          <table:table-cell table:style-name="Table4.A2" office:value-type="string">
            <text:p text:style-name="P2">Set TPB parameters for the specified transaction isolation level. The newly specified parameters are effective until the transaction isolation is <text:soft-page-break/>changed.</text:p>
          </table:table-cell>
        </table:table-row>
        <table:table-row>
          <table:table-cell table:style-name="Table4.A2" office:value-type="string">
            <text:p text:style-name="P2"><text:span text:style-name="Source_20_Text">FirebirdDatabaseMetaData</text:span></text:p>
          </table:table-cell>
          <table:table-cell table:style-name="Table4.A2" office:value-type="string">
            <text:p text:style-name="P3"/>
          </table:table-cell>
          <table:table-cell table:style-name="Table4.A2" office:value-type="string">
            <text:p text:style-name="P2"><text:span text:style-name="Source_20_Text">getProcedureSourceCode(String)</text:span></text:p>
          </table:table-cell>
          <table:table-cell table:style-name="Table4.A2" office:value-type="string">
            <text:p text:style-name="P2">Get source code for the specified stored procedure name.</text:p>
          </table:table-cell>
        </table:table-row>
        <table:table-row>
          <table:table-cell table:style-name="Table4.A2" office:value-type="string">
            <text:p text:style-name="P2"/>
          </table:table-cell>
          <table:table-cell table:style-name="Table4.A2" office:value-type="string">
            <text:p text:style-name="P3"/>
          </table:table-cell>
          <table:table-cell table:style-name="Table4.A2" office:value-type="string">
            <text:p text:style-name="P2"><text:span text:style-name="Source_20_Text">getTriggerSourceCode(String)</text:span></text:p>
          </table:table-cell>
          <table:table-cell table:style-name="Table4.A2" office:value-type="string">
            <text:p text:style-name="P2">Get source code for the specified trigger name.</text:p>
          </table:table-cell>
        </table:table-row>
        <table:table-row>
          <table:table-cell table:style-name="Table4.A2" office:value-type="string">
            <text:p text:style-name="P2"/>
          </table:table-cell>
          <table:table-cell table:style-name="Table4.A2" office:value-type="string">
            <text:p text:style-name="P3"/>
          </table:table-cell>
          <table:table-cell table:style-name="Table4.A2" office:value-type="string">
            <text:p text:style-name="P2"><text:span text:style-name="Source_20_Text">getViewSourceCode(String)</text:span></text:p>
          </table:table-cell>
          <table:table-cell table:style-name="Table4.A2" office:value-type="string">
            <text:p text:style-name="P2">Get source code for the specified view name.</text:p>
          </table:table-cell>
        </table:table-row>
        <table:table-row>
          <table:table-cell table:style-name="Table4.A2" office:value-type="string">
            <text:p text:style-name="P2"><text:span text:style-name="Source_20_Text">FirebirdStatement</text:span></text:p>
          </table:table-cell>
          <table:table-cell table:style-name="Table4.A2" office:value-type="string">
            <text:p text:style-name="P3">1.5</text:p>
          </table:table-cell>
          <table:table-cell table:style-name="Table4.A2" office:value-type="string">
            <text:p text:style-name="P2"><text:span text:style-name="Source_20_Text">getInsertedRowsCount()<text:line-break/>getUpdatedRowsCount()<text:line-break/>getDeletedRowsCount()</text:span></text:p>
          </table:table-cell>
          <table:table-cell table:style-name="Table4.A2" office:value-type="string">
            <text:p text:style-name="P2">Extension that allows to get more precise information about outcome of some statement.</text:p>
          </table:table-cell>
        </table:table-row>
        <table:table-row>
          <table:table-cell table:style-name="Table4.A2" office:value-type="string">
            <text:p text:style-name="P2"/>
          </table:table-cell>
          <table:table-cell table:style-name="Table4.A2" office:value-type="string">
            <text:p text:style-name="P3">1.5</text:p>
          </table:table-cell>
          <table:table-cell table:style-name="Table4.A2" office:value-type="string">
            <text:p text:style-name="P2"><text:span text:style-name="Source_20_Text">hasOpenResultSet()</text:span></text:p>
          </table:table-cell>
          <table:table-cell table:style-name="Table4.A2" office:value-type="string">
            <text:p text:style-name="P2">Check if this statement has open result set. Correctly works only when auto-commit is disabled. Check method documentation for details.</text:p>
          </table:table-cell>
        </table:table-row>
        <table:table-row>
          <table:table-cell table:style-name="Table4.A2" office:value-type="string">
            <text:p text:style-name="P2"/>
          </table:table-cell>
          <table:table-cell table:style-name="Table4.A2" office:value-type="string">
            <text:p text:style-name="P3">1.5</text:p>
          </table:table-cell>
          <table:table-cell table:style-name="Table4.A2" office:value-type="string">
            <text:p text:style-name="P2"><text:span text:style-name="Source_20_Text">getCurrentResultSet()</text:span></text:p>
          </table:table-cell>
          <table:table-cell table:style-name="Table4.A2" office:value-type="string">
            <text:p text:style-name="P2">Get current result set. Behaviour of this method is similar to the behavior of the <text:s/><text:span text:style-name="Source_20_Text">Statement.getResultSet()</text:span>, except that this method can be called as much as you like.</text:p>
          </table:table-cell>
        </table:table-row>
        <table:table-row>
          <table:table-cell table:style-name="Table4.A2" office:value-type="string">
            <text:p text:style-name="P2"/>
          </table:table-cell>
          <table:table-cell table:style-name="Table4.A2" office:value-type="string">
            <text:p text:style-name="P3">1.5</text:p>
          </table:table-cell>
          <table:table-cell table:style-name="Table4.A2" office:value-type="string">
            <text:p text:style-name="P2"><text:span text:style-name="Source_20_Text">isValid()</text:span></text:p>
          </table:table-cell>
          <table:table-cell table:style-name="Table4.A2" office:value-type="string">
            <text:p text:style-name="P2">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2"/>
          </table:table-cell>
          <table:table-cell table:style-name="Table4.A2" office:value-type="string">
            <text:p text:style-name="P3">2.0</text:p>
          </table:table-cell>
          <table:table-cell table:style-name="Table4.A2" office:value-type="string">
            <text:p text:style-name="P2"><text:span text:style-name="Source_20_Text">getLastExecutionPlan()</text:span></text:p>
          </table:table-cell>
          <table:table-cell table:style-name="Table4.A2" office:value-type="string">
            <text:p text:style-name="P2">Get execution plan for the last executed statement.</text:p>
          </table:table-cell>
        </table:table-row>
        <table:table-row>
          <table:table-cell table:style-name="Table4.A2" office:value-type="string">
            <text:p text:style-name="P2"><text:span text:style-name="Source_20_Text">FirebirdPreparedStatement</text:span></text:p>
          </table:table-cell>
          <table:table-cell table:style-name="Table4.A2" office:value-type="string">
            <text:p text:style-name="P3">2.0</text:p>
          </table:table-cell>
          <table:table-cell table:style-name="Table4.A2" office:value-type="string">
            <text:p text:style-name="P2"><text:span text:style-name="Source_20_Text">getExecutionPlan()</text:span></text:p>
          </table:table-cell>
          <table:table-cell table:style-name="Table4.A2" office:value-type="string">
            <text:p text:style-name="P2">Get the execution plan of this prepared statement.</text:p>
          </table:table-cell>
        </table:table-row>
        <table:table-row>
          <table:table-cell table:style-name="Table4.A2" office:value-type="string">
            <text:p text:style-name="P2"/>
          </table:table-cell>
          <table:table-cell table:style-name="Table4.A2" office:value-type="string">
            <text:p text:style-name="P3">2.0</text:p>
          </table:table-cell>
          <table:table-cell table:style-name="Table4.A2" office:value-type="string">
            <text:p text:style-name="P2"><text:span text:style-name="Source_20_Text">getStatementType()</text:span></text:p>
          </table:table-cell>
          <table:table-cell table:style-name="Table4.A2" office:value-type="string">
            <text:p text:style-name="P2">Get the statement type of this prepared statement.</text:p>
          </table:table-cell>
        </table:table-row>
        <table:table-row>
          <table:table-cell table:style-name="Table4.A2" office:value-type="string">
            <text:p text:style-name="P2"><text:span text:style-name="Source_20_Text">FirebirdCallableStatement</text:span></text:p>
          </table:table-cell>
          <table:table-cell table:style-name="Table4.A2" office:value-type="string">
            <text:p text:style-name="P3">1.5</text:p>
          </table:table-cell>
          <table:table-cell table:style-name="Table4.A2" office:value-type="string">
            <text:p text:style-name="P2"><text:span text:style-name="Source_20_Text">setSelectableProcedure(<text:line-break/> <text:s text:c="3"/>boolean selectable<text:line-break/>)</text:span></text:p>
          </table:table-cell>
          <table:table-cell table:style-name="Table4.A2" office:value-type="string">
            <text:p text:style-name="P2">Mark this callable statement as a call of the selectable procedure. By default callable statement uses "EXECUTE PROCEDURE" SQL statement to invoke stored procedures that return single row of output parameters or a result set. In former case it retrieves only the first row of the result set.</text:p>
          </table:table-cell>
        </table:table-row>
        <text:soft-page-break/>
        <table:table-row>
          <table:table-cell table:style-name="Table4.A2" office:value-type="string">
            <text:p text:style-name="P2"><text:span text:style-name="Source_20_Text">FirebirdResultSet</text:span></text:p>
          </table:table-cell>
          <table:table-cell table:style-name="Table4.A2" office:value-type="string">
            <text:p text:style-name="P3">2.0</text:p>
          </table:table-cell>
          <table:table-cell table:style-name="Table4.A2" office:value-type="string">
            <text:p text:style-name="P2"><text:span text:style-name="Source_20_Text">getExecutionPlan()</text:span></text:p>
          </table:table-cell>
          <table:table-cell table:style-name="Table4.A2" office:value-type="string">
            <text:p text:style-name="P2">Get execution plan for this result set.</text:p>
          </table:table-cell>
        </table:table-row>
        <table:table-row>
          <table:table-cell table:style-name="Table4.A2" office:value-type="string">
            <text:p text:style-name="P2"><text:span text:style-name="Source_20_Text">FirebirdBlob</text:span></text:p>
          </table:table-cell>
          <table:table-cell table:style-name="Table4.A2" office:value-type="string">
            <text:p text:style-name="P3">1.5</text:p>
          </table:table-cell>
          <table:table-cell table:style-name="Table4.A2" office:value-type="string">
            <text:p text:style-name="P2"><text:span text:style-name="Source_20_Text">detach()</text:span></text:p>
          </table:table-cell>
          <table:table-cell table:style-name="Table4.A2" office:value-type="string">
            <text:p text:style-name="P2">Method “detaches” a BLOB object from the underlying result set. Lifetime of “detached” BLOB is limited by the lifetime of the connection.</text:p>
          </table:table-cell>
        </table:table-row>
        <table:table-row>
          <table:table-cell table:style-name="Table4.A2" office:value-type="string">
            <text:p text:style-name="P2"/>
          </table:table-cell>
          <table:table-cell table:style-name="Table4.A2" office:value-type="string">
            <text:p text:style-name="P3">1.5</text:p>
          </table:table-cell>
          <table:table-cell table:style-name="Table4.A2" office:value-type="string">
            <text:p text:style-name="P2"><text:span text:style-name="Source_20_Text">isSegmented()</text:span></text:p>
          </table:table-cell>
          <table:table-cell table:style-name="Table4.A2" office:value-type="string">
            <text:p text:style-name="P2">Check if this BLOB is segmented. Seek operation is not defined for the segmented BLOBs.</text:p>
          </table:table-cell>
        </table:table-row>
        <table:table-row>
          <table:table-cell table:style-name="Table4.A2" office:value-type="string">
            <text:p text:style-name="P2"/>
          </table:table-cell>
          <table:table-cell table:style-name="Table4.A2" office:value-type="string">
            <text:p text:style-name="P3">1.5</text:p>
          </table:table-cell>
          <table:table-cell table:style-name="Table4.A2" office:value-type="string">
            <text:p text:style-name="P2"><text:span text:style-name="Source_20_Text">setBinaryStream(<text:line-break/> <text:s/>long position<text:line-break/>)</text:span></text:p>
          </table:table-cell>
          <table:table-cell table:style-name="Table4.A2" office:value-type="string">
            <text:p text:style-name="P2">Opens an output stream at the specified position, allows modifying BLOB content. Due to server limitations only position 0 is supported.</text:p>
          </table:table-cell>
        </table:table-row>
        <table:table-row>
          <table:table-cell table:style-name="Table4.A2" office:value-type="string">
            <text:p text:style-name="P2"><text:span text:style-name="Source_20_Text">FirebirdBlob.BlobInputStream</text:span></text:p>
          </table:table-cell>
          <table:table-cell table:style-name="Table4.A2" office:value-type="string">
            <text:p text:style-name="P3">1.5</text:p>
          </table:table-cell>
          <table:table-cell table:style-name="Table4.A2" office:value-type="string">
            <text:p text:style-name="P2"><text:span text:style-name="Source_20_Text">getBlob()</text:span></text:p>
          </table:table-cell>
          <table:table-cell table:style-name="Table4.A2" office:value-type="string">
            <text:p text:style-name="P2">Get corresponding BLOB instance.</text:p>
          </table:table-cell>
        </table:table-row>
        <table:table-row>
          <table:table-cell table:style-name="Table4.A2" office:value-type="string">
            <text:p text:style-name="P2"/>
          </table:table-cell>
          <table:table-cell table:style-name="Table4.A2" office:value-type="string">
            <text:p text:style-name="P3">1.5</text:p>
          </table:table-cell>
          <table:table-cell table:style-name="Table4.A2" office:value-type="string">
            <text:p text:style-name="P2"><text:span text:style-name="Source_20_Text">seek(int position)</text:span></text:p>
          </table:table-cell>
          <table:table-cell table:style-name="Table4.A2" office:value-type="string">
            <text:p text:style-name="P2">Change the position from which BLOB content will be read, works only for stream BLOBs.</text:p>
          </table:table-cell>
        </table:table-row>
        <table:table-row>
          <table:table-cell table:style-name="Table4.A2" office:value-type="string">
            <text:p text:style-name="P2"><text:span text:style-name="Source_20_Text">FirebirdSavepoint</text:span></text:p>
          </table:table-cell>
          <table:table-cell table:style-name="Table4.A2" office:value-type="string">
            <text:p text:style-name="P3">2.0</text:p>
          </table:table-cell>
          <table:table-cell table:style-name="Table4.A2" table:number-columns-spanned="2" office:value-type="string">
            <text:p text:style-name="P2">interface is equivalent to the java.sql.Savepoint interface introduced in JDBC 3.0 specification, however allows using Firebird savepoints also in JDBC 2.0 (JDK 1.3.x) applications.</text:p>
          </table:table-cell>
          <table:covered-table-cell/>
        </table:table-row>
        <table:table-row>
          <table:table-cell table:style-name="Table4.A2" office:value-type="string">
            <text:p text:style-name="P2"/>
          </table:table-cell>
          <table:table-cell table:style-name="Table4.A2" office:value-type="string">
            <text:p text:style-name="P3"/>
          </table:table-cell>
          <table:table-cell table:style-name="Table4.A2" office:value-type="string">
            <text:p text:style-name="P2"/>
          </table:table-cell>
          <table:table-cell table:style-name="Table4.A2" office:value-type="string">
            <text:p text:style-name="P2"/>
          </table:table-cell>
        </table:table-row>
      </table:table>
      <text:h text:style-name="Heading_20_3" text:outline-level="3">JDBC 3.0 compatibility</text:h>
      <text:p text:style-name="Text_20_body">Jaybird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2" text:outline-level="2">Distribution package</text:h>
      <text:p text:style-name="Text_20_body">Jaybird driver has compile-time and run-time dependencies to JCA 1.0, JTA 1.0.1, JAAS 1.0 and JDBC 2.0 Optional Package. Additionally, if Log4J classes are found in the class path, it is possible to enable extensive logging inside the driver.</text:p>
      <text:p text:style-name="Text_20_body">Following file groups can be found in distribution package:</text:p>
      <text:list xml:id="list42273497" text:style-name="L8">
        <text:list-item>
          <text:p text:style-name="P11"><text:span text:style-name="Source_20_Text">Jaybird-2.2.0.jar</text:span> – archive containing JCA/JDBC driver and JMX management class. It requires JCA 1.0, JTA 1.0.1, and JAAS 1.0.</text:p>
        </text:list-item>
        <text:list-item>
          <text:p text:style-name="P11"><text:span text:style-name="Source_20_Text">Jaybird-pool-2.2.0.jar</text:span> – archive contains implementation of connection pooling and statement pooling interfaces.</text:p>
        </text:list-item>
        <text:list-item>
          <text:p text:style-name="P11"><text:span text:style-name="Source_20_Text">Jaybird-full-2.2.0.jar</text:span> – merge of <text:span text:style-name="Source_20_Text">firebirdsql.jar</text:span> and <text:span text:style-name="Source_20_Text">mini-j2ee.jar</text:span>. This archive can be used for standalone<text:note text:id="ftn1" text:note-class="footnote"><text:note-citation>1</text:note-citation><text:note-body><text:p text:style-name="Footnote">You have to ensure that your class path contains JAAS 1.0 classes when using JDK 1.3.x.</text:p></text:note-body></text:note> Jaybird deployments.</text:p>
        </text:list-item>
        <text:list-item>
          <text:p text:style-name="P11"><text:soft-page-break/><text:span text:style-name="Source_20_Text">lib/jaas.jar</text:span> – archive containing JAAS 1.0 classes.</text:p>
        </text:list-item>
        <text:list-item>
          <text:p text:style-name="P11"><text:span text:style-name="Source_20_Text">lib/log4j-core.jar</text:span> – archive containing core Log4J classes that provide a possibility to log into the file.</text:p>
        </text:list-item>
        <text:list-item>
          <text:p text:style-name="P11"><text:span text:style-name="Source_20_Text">lib/mini-j2ee.jar</text:span> – archive containing JCA 1.0, JTA 1.0.1 and JDBC 2.0 Optional Package classes.</text:p>
        </text:list-item>
        <text:list-item>
          <text:p text:style-name="P11"><text:span text:style-name="Source_20_Text">jaybird22.dll</text:span> – Windows version of the JNI library for Type 2 and Embedded Server drivers, 32-bit.</text:p>
        </text:list-item>
        <text:list-item>
          <text:p text:style-name="P11"><text:span text:style-name="Source_20_Text">jaybird22_x64.dll</text:span> – Windows version of the JNI library for Type 2 and Embedded Server drivers, 64-bit.</text:p>
        </text:list-item>
      </text:list>
      <text:h text:style-name="Heading_20_3" text:outline-level="3">License</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Source Code</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h text:style-name="Heading_20_2" text:outline-level="2">JDBC URL Format</text:h>
      <text:p text:style-name="P18">Driver provides different JDBC URLs for different usage scenarios:</text:p>
      <text:h text:style-name="Heading_20_3" text:outline-level="3">Pure Java</text:h>
      <text:p text:style-name="Table_20_Contents"><text:span text:style-name="Source_20_Text">jdbc:firebirdsql:host[/port]:/path/to/db.fdb</text:span> <text:line-break/>Default URL, will connect to the database using type 4 JDBC driver. Best suited for client-server applications with dedicated database server. Port can be omitted (default value is 3050), host name must be present. </text:p>
      <text:p text:style-name="Table_20_Contents">First format is considered official, second – compatibility mode for InterClient migration.</text:p>
      <text:h text:style-name="Heading_20_3" text:outline-level="3">Using Firebird client library</text:h>
      <text:p text:style-name="Table_20_Contents"><text:span text:style-name="Source_20_Text">jdbc:firebirdsql:native:host[/port]:/path/to/db.fdb</text:span> </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pan text:style-name="Source_20_Text">jdbc:firebirdsql:local:/path/to/db.fdb</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soft-page-break/>Embedded Server</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h text:style-name="Heading_20_2" text:outline-level="2">JDBC connection properties</text:h>
      <text:p text:style-name="Text_20_body">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setNonStandardProperty</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database</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6.A2" office:value-type="string">
            <text:p text:style-name="Table_20_Contents"><text:span text:style-name="Source_20_Text">type</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Type of the driver to use. Possible values are:</text:p>
            <text:list xml:id="list42278440" text:style-name="L9">
              <text:list-item>
                <text:p text:style-name="P27"><text:span text:style-name="Source_20_Text">PURE_JAVA</text:span> or <text:span text:style-name="Source_20_Text">TYPE4</text:span> for type 4 JDBC driver </text:p>
              </text:list-item>
              <text:list-item>
                <text:p text:style-name="P27"><text:span text:style-name="Source_20_Text">NATIVE</text:span> or <text:span text:style-name="Source_20_Text">TYPE2</text:span> for type 2 JDBC driver </text:p>
              </text:list-item>
              <text:list-item>
                <text:p text:style-name="P22"><text:span text:style-name="Source_20_Text">EMBEDDED</text:span> for using embedded version of the Firebird. </text:p>
              </text:list-item>
            </text:list>
          </table:table-cell>
        </table:table-row>
        <table:table-row>
          <table:table-cell table:style-name="Table6.A2" office:value-type="string">
            <text:p text:style-name="Table_20_Contents"/>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blobBufferSize</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span text:style-name="Source_20_Text">socketBufferSize</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text:span text:style-name="Source_20_Text">buffersNumber</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Number of cache buffers (in database pages) that will be allocated for the connection. Makes sense for ClassicServer only.</text:p>
          </table:table-cell>
        </table:table-row>
        <table:table-row>
          <table:table-cell table:style-name="Table6.A2" office:value-type="string">
            <text:p text:style-name="Table_20_Contents"/>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charSet</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6.A2" office:value-type="string">
            <text:p text:style-name="Table_20_Contents"><text:span text:style-name="Source_20_Text">encoding</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span text:style-name="Source_20_Text">useTranslatio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Path to the properties file containg character translation map.</text:p>
          </table:table-cell>
        </table:table-row>
        <table:table-row>
          <table:table-cell table:style-name="Table6.A2" office:value-type="string">
            <text:p text:style-name="Table_20_Contents"><text:span text:style-name="Source_20_Text"/></text:p>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password</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Corresponding password.</text:p>
          </table:table-cell>
        </table:table-row>
        <text:soft-page-break/>
        <table:table-row>
          <table:table-cell table:style-name="Table6.A2" office:value-type="string">
            <text:p text:style-name="Table_20_Contents"><text:span text:style-name="Source_20_Text">roleName</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userName</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useStreamBlobs</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text:span text:style-name="Source_20_Text">useStandardUdf</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text:span text:style-name="Source_20_Text">defaultResultSetHoldable</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 office:value-type="string">
            <text:p text:style-name="Table_20_Contents"/>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pbMapping</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defaultIsolatio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Default transaction isolation level. All newly created connections will have this isolation level. One of:</text:p>
            <text:list xml:id="list42269555" text:style-name="L10">
              <text:list-item>
                <text:p text:style-name="P28"><text:span text:style-name="Source_20_Text">TRANSACTION_READ_COMMITTED</text:span> </text:p>
              </text:list-item>
              <text:list-item>
                <text:p text:style-name="P28"><text:span text:style-name="Source_20_Text">TRANSACTION_REPEATABLE_READ</text:span> </text:p>
              </text:list-item>
              <text:list-item>
                <text:p text:style-name="P23"><text:span text:style-name="Source_20_Text">TRANSACTION_SERIALIZABLE</text:span> </text:p>
              </text:list-item>
            </text:list>
          </table:table-cell>
        </table:table-row>
        <table:table-row>
          <table:table-cell table:style-name="Table6.A2" office:value-type="string">
            <text:p text:style-name="Table_20_Contents"><text:span text:style-name="Source_20_Text">defaultTransactionIsolation</text:span></text:p>
          </table:table-cell>
          <table:table-cell table:style-name="Table6.A2" office:value-type="string">
            <text:p text:style-name="P3">+</text:p>
          </table:table-cell>
          <table:table-cell table:style-name="Table6.A2" office:value-type="string">
            <text:p text:style-name="P3">+</text:p>
          </table:table-cell>
          <table:table-cell table:style-name="Table6.A2" office:value-type="string">
            <text:p text:style-name="Table_20_Contents">Integer value from <text:span text:style-name="Source_20_Text">java.sql.Connection</text:span> interface corresponding to the transaction isolation level specified in <text:span text:style-name="Source_20_Text">isolation</text:span> property.</text:p>
          </table:table-cell>
        </table:table-row>
        <table:table-row>
          <table:table-cell table:style-name="Table6.A2" office:value-type="string">
            <text:p text:style-name="Table_20_Contents"/>
          </table: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nonStandardProperty</text:span></text:p>
          </table:table-cell>
          <table:table-cell table:style-name="Table6.A2" office:value-type="string">
            <text:p text:style-name="P3"><text:span text:style-name="Source_20_Text">getNonStandardProperty(String)</text:span></text:p>
          </table:table-cell>
          <table:table-cell table:style-name="Table6.A2" office:value-type="string">
            <text:p text:style-name="P3">+</text:p>
            <text:p text:style-name="P3"><text:span text:style-name="Source_20_Text">setNonStandardProperty(String)</text:span></text:p>
            <text:p text:style-name="P3"><text:span text:style-name="Source_20_Text">setNonStandardProperty(String, String)</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setNonStandardProperty(String)</text:span> method takes only one parameter in form <text:span text:style-name="Source_20_Text">“propertyName[=propertyValue]”</text:span>, <text:soft-page-break/>this allows setting non-standard parameters using configuration files.</text:p>
            <text:p text:style-name="Table_20_Contents"><text:span text:style-name="Source_20_Text">setNonStandardProperty(String, String)</text:span> takes property name as first parameter, and its value as the second parameter.</text:p>
          </table:table-cell>
        </table:table-row>
      </table:table>
      <text:h text:style-name="Heading_20_2" text:outline-level="2">Using Type 2 and Embedded Server driver</text:h>
      <text:p text:style-name="P1">Jaybird 2.1 provides type 2 JDBC driver that uses native client library to connect to the databases. Additionally Jaybird 2.1 can use embedded version of Firebird relational database allowing to create Java applications that does not require separate server setup.</text:p>
      <text:p text:style-name="P1">However type 2 driver has also limitations:</text:p>
      <text:list xml:id="list42292847" text:style-name="L11">
        <text:list-item>
          <text:p text:style-name="P12">Due to multi-threading issues in Firebird client library as well as in embedded server version, it is not possible to access them from different threads simultaneously. When using client library only one thread is allowed to access connection at a time, however it is allowed to access different connections from different threads. Client library in local mode and embedded server library on Linux do not allow multithreaded access to the library. Jaybird provides necessary synchronization in Java code, however corresponding mutex is local to the classloader that loaded Jaybird driver<text:span text:style-name="Emphasis">. </text:span><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 This issue will be fixed in Firebird client library after merge with Vulcan project.</text:span></text:p>
        </text:list-item>
        <text:list-item>
          <text:p text:style-name="P12"><text:span text:style-name="Strong_20_Emphasis"><text:span text:style-name="T1">Current implementation of the JNI library allows that either client library or embedded server library is loaded into memory. The first library being loaded wins, attempt to load second library will produce an error. Usually this is not a problem, since embedded server library can also act as a client library, so it is enough to load embedded server library first. This limitation will be removed in Jaybird 2.1, implementation already exists, however it was contributed already at RC stage; adding it to the release would delay it for few months.</text:span></text:span></text:p>
        </text:list-item>
      </text:list>
      <text:h text:style-name="Heading_20_3" text:outline-level="3">Configuring Type 2 JDBC driver</text:h>
      <text:p text:style-name="Text_20_body">Type 2 JDBC driver requires JNI library to be installed and available for Java Virtual Machine. Precompiled binaries for Windows and Linux platforms are distributed with Jaybird:</text:p>
      <text:p text:style-name="Text_20_body"><text:span text:style-name="Strong_20_Emphasis">Please note that Jaybird 2.1 provides update to the JNI libraries to support new features. It is not compatible with JNI library for Jaybird 2.0.</text:span></text:p>
      <text:list xml:id="list42271660" text:style-name="L12">
        <text:list-item>
          <text:p text:style-name="P13"><text:span text:style-name="Source_20_Text">jaybird21.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list-item>
        <text:list-item>
          <text:p text:style-name="P13"><text:span text:style-name="Source_20_Text">libjaybird21.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item>
        <text:list-item>
          <text:p text:style-name="P13">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text:soft-page-break/>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Configuring Embedded Server JDBC driver</text:h>
      <text:p text:style-name="Text_20_body">Embedded Server JDBC driver uses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xml:id="list42286425" text:style-name="L13">
        <text:list-item>
          <text:p text:style-name="P14"><text:span text:style-name="Source_20_Text">FIREBIRD</text:span> environment variable.</text:p>
        </text:list-item>
        <text:list-item>
          <text:p text:style-name="P14"><text:span text:style-name="Source_20_Text">RootDirectory</text:span> parameter in the <text:span text:style-name="Source_20_Text">firebird.conf</text:span> file.</text:p>
        </text:list-item>
        <text:list-item>
          <text:p text:style-name="P14">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P1">Therefore, if application uses character encodings, UDFs or wants to fine-tune server's behavior <text:s/>through the configuration file, the <text:span text:style-name="Source_20_Text">FIREBIRD</text:span> environment variable must be specified and point to the installation directory of the Embedded Server, e.g. current working directory.</text:p>
      <text:h text:style-name="Heading_20_2" text:outline-level="2">JDBC 3.0 Compatibility</text:h>
      <text:p text:style-name="Text_20_body">As it was mentioned before, Jaybird JCA/JDBC driver passed Sun JDBC CTS 1.3.1 test suite. All tests except those that do not apply to Firebird RDBMS succeeded. However driver is not officially JDBC-compliant because certification procedure is too expensive.</text:p>
      <text:h text:style-name="Heading_20_3" text:outline-level="3">JDBC 3.0 deviations and unimplemented features</text:h>
      <text:p text:style-name="Text_20_body">The following optional features and the methods for their support are not implemented:</text:p>
      <text:list xml:id="list42276949" text:style-name="L14">
        <text:list-item>
          <text:p text:style-name="P15"><text:span text:style-name="Source_20_Text">java.sql.Array</text:span> data type is not yet supported.</text:p>
        </text:list-item>
        <text:list-item>
          <text:p text:style-name="P15"><text:span text:style-name="Source_20_Text">java.sql.Blob</text:span> does not implement following methods:</text:p>
          <text:list>
            <text:list-item>
              <text:p text:style-name="P15"><text:span text:style-name="Source_20_Text">position(Blob, long)</text:span> and <text:span text:style-name="Source_20_Text">position(byte[], long)</text:span>; Firebird does not provide any server-side optimization for these calls, client application must fetch complete BLOB content from the server to do pattern search.</text:p>
            </text:list-item>
            <text:list-item>
              <text:p text:style-name="P15"><text:span text:style-name="Source_20_Text">truncate(long)</text:span>; Firebird does not provide such functionality on the server side, application must fetch old BLOB from the server and pump old content into a newly created BLOB.</text:p>
            </text:list-item>
          </text:list>
        </text:list-item>
        <text:list-item>
          <text:p text:style-name="P15"><text:span text:style-name="Source_20_Text">java.sql.Clob</text:span> data type is not yet supported.</text:p>
        </text:list-item>
        <text:list-item>
          <text:p text:style-name="P15"><text:span text:style-name="Source_20_Text">java.sql.Connection</text:span></text:p>
          <text:list>
            <text:list-item>
              <text:p text:style-name="P15"><text:span text:style-name="Source_20_Text">getCatalog()</text:span> and <text:span text:style-name="Source_20_Text">setCatalog(String)</text:span> are not supported by Firebird server.</text:p>
            </text:list-item>
            <text:list-item>
              <text:p text:style-name="P15"><text:span text:style-name="Source_20_Text">getTypeMap()</text:span> and <text:span text:style-name="Source_20_Text">setTypeMap(Map)</text:span> are not supported.</text:p>
            </text:list-item>
            <text:list-item>
              <text:p text:style-name="P15"><text:span text:style-name="Source_20_Text">prepareStatement(String, int)</text:span>, <text:span text:style-name="Source_20_Text">prepareStatement(String, int[])</text:span> and <text:span text:style-name="Source_20_Text">prepareStatement(String, String[])</text:span> <text:s/>that return auto-generated keys are not <text:soft-page-break/>implemented, because this functionality is not provided by server.</text:p>
            </text:list-item>
          </text:list>
        </text:list-item>
        <text:list-item>
          <text:p text:style-name="P15"><text:span text:style-name="Source_20_Text">java.sql.PreparedStatement</text:span></text:p>
          <text:list>
            <text:list-item>
              <text:p text:style-name="P15"><text:span text:style-name="Source_20_Text">setObject(int index, Object object, int type)</text:span> Target SQL type is determined from the class of the passed object and corresponding parameter is ignored.</text:p>
            </text:list-item>
            <text:list-item>
              <text:p text:style-name="P15"><text:span text:style-name="Source_20_Text">setObject(int index, Object object, int type, int scale)</text:span> Same as above, type and scale are ignored.</text:p>
            </text:list-item>
          </text:list>
        </text:list-item>
        <text:list-item>
          <text:p text:style-name="P15"><text:span text:style-name="Source_20_Text">java.sql.Ref </text:span>data type is not supported by Firebird server.</text:p>
        </text:list-item>
        <text:list-item>
          <text:p text:style-name="P15"><text:span text:style-name="Source_20_Text">java.sql.SQLData</text:span> data type is not supported by Firebird server.</text:p>
        </text:list-item>
        <text:list-item>
          <text:p text:style-name="P15"><text:span text:style-name="Source_20_Text">java.sql.SQLInput</text:span> is not supported.</text:p>
        </text:list-item>
        <text:list-item>
          <text:p text:style-name="P15"><text:span text:style-name="Source_20_Text">java.sql.SQLOutput</text:span> is not supported.</text:p>
        </text:list-item>
        <text:list-item>
          <text:p text:style-name="P15"><text:span text:style-name="Source_20_Text">java.sql.Statement</text:span></text:p>
          <text:list>
            <text:list-item>
              <text:p text:style-name="P15"><text:span text:style-name="Source_20_Text">cancel()</text:span> is not supported by Firebird server.</text:p>
            </text:list-item>
            <text:list-item>
              <text:p text:style-name="P15"><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15"><text:span text:style-name="Source_20_Text">getGeneratedKeys()</text:span> is not implemented because server does not support this feature yet. As soon as support for this feature is available, driver will be updated.</text:p>
            </text:list-item>
          </text:list>
        </text:list-item>
        <text:list-item>
          <text:p text:style-name="P15"><text:span text:style-name="Source_20_Text">java.sql.Struct</text:span> data type is not supported by server.</text:p>
        </text:list-item>
      </text:list>
      <text:p text:style-name="Text_20_body">The following methods are implemented, but deviate from the specification:</text:p>
      <text:list xml:id="list42529438" text:continue-list="list42276949" text:style-name="L14">
        <text:list-item text:start-value="1">
          <text:p text:style-name="P15"><text:span text:style-name="Source_20_Text">java.sql.Statement</text:span> </text:p>
          <text:list>
            <text:list-item>
              <text:p text:style-name="P15"><text:span text:style-name="Source_20_Text">get/setMaxFieldSize</text:span> does nothing, Firebird server does not support this feature.</text:p>
            </text:list-item>
            <text:list-item>
              <text:p text:style-name="P15"><text:span text:style-name="Source_20_Text">get/setQueryTimeout</text:span> does nothing, Firebird server does not support this feature.</text:p>
            </text:list-item>
          </text:list>
        </text:list-item>
        <text:list-item>
          <text:p text:style-name="P15"><text:span text:style-name="Source_20_Text">java.sql.PreparedStatement</text:span> </text:p>
          <text:list>
            <text:list-item>
              <text:p text:style-name="P15"><text:span text:style-name="Source_20_Text">setObject(int index, Object object, int type)</text:span> Target SQL type is determined from the class of the passed object and corresponding parameter is ignored.</text:p>
            </text:list-item>
            <text:list-item>
              <text:p text:style-name="P15"><text:span text:style-name="Source_20_Text">setObject(int index, Object object, int type, int scale)</text:span> Same as above, type and scale are ignored.</text:p>
            </text:list-item>
          </text:list>
        </text:list-item>
        <text:list-item>
          <text:p text:style-name="P15"><text:span text:style-name="Source_20_Text">java.sql.ResultSetMetaData</text:span> </text:p>
          <text:list>
            <text:list-item>
              <text:p text:style-name="P15"><text:span text:style-name="Source_20_Text">isReadOnly()</text:span> always returns false </text:p>
            </text:list-item>
            <text:list-item>
              <text:p text:style-name="P15"><text:span text:style-name="Source_20_Text">isWritable()</text:span> always returns true </text:p>
            </text:list-item>
            <text:list-item>
              <text:p text:style-name="P19"><text:span text:style-name="Source_20_Text">isDefinitivelyWritable()</text:span> always returns true</text:p>
            </text:list-item>
          </text:list>
        </text:list-item>
      </text:list>
      <text:h text:style-name="Heading_20_2" text:outline-level="2">Jaybird Specifics</text:h>
      <text:p text:style-name="Text_20_body">Jaybird driver has also some implementation-specific issues that should be considered during development.</text:p>
      <text:h text:style-name="Heading_20_3" text:outline-level="3">Result sets</text:h>
      <text:p text:style-name="Text_20_body">Jaybird behaves differently not only when different result set types are used but also the behavior depends whether connection is in auto-commit mode or not.</text:p>
      <text:p text:style-name="Text_20_body"><text:soft-page-break/><text:span text:style-name="Source_20_Text">ResultSet.TYPE_FORWARD_ONLY</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p text:style-name="Text_20_body"><text:span text:style-name="Source_20_Text">ResultSet.TYPE_SCROLL_INSENSITIVE</text:span> result sets are always cached on the client. The reason is quite simple – Firebird API does not provide scrollable cursor support, navigation is possible only in one direction.</text:p>
      <text:p text:style-name="Text_20_body"><text:span text:style-name="Source_20_Text">ResultSet.HOLD_CURSORS_OVER_COMMIT</text:span> holdability is supported in Jaybird only for result sets of type <text:span text:style-name="Source_20_Text">ResultSet.TYPE_SCROLL_INSENSITIVE</text:span>. For other result set types driver will throw an exception.</text:p>
      <text:h text:style-name="Heading_20_3" text:outline-level="3">Using java.sql.ParameterMetaData with Callable Statements</text:h>
      <text:p text:style-name="Text_20_body">This interface can be used only to obtain information about the IN parameters. Also it is not allowed to call the <text:span text:style-name="Source_20_Text">PreparedStatement.getParameterMetaData</text:span> method before all of the OUT parameters are registered. Otherwise the corresponding method of <text:span text:style-name="Source_20_Text">CallableStatement</text:span> throws an <text:span text:style-name="Source_20_Text">SQLException</text:span>, because the driver tries to prepare the procedure call with incorrect number of parameters.</text:p>
      <text:h text:style-name="Heading_20_3" text:outline-level="3">Using ResultSet.getCharacterStream with BLOB fields</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 is accessed from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Heuristic transaction completion support</text:h>
      <text:p text:style-name="Text_20_body">Current JCA implementation does not support <text:span text:style-name="Source_20_Text">XAResource.forget(Xid)</text:span> method. It might be important in cases when distributed transaction that was some time in-limbo was either committed or rolled back by database administrator. Such transactions appear to Jaybird as successfully completed, however XA specification requires resource manager to “remember” such transaction until the <text:span text:style-name="Source_20_Text">XAResource.forget(Xid)</text:span> is called.</text:p>
      <text:h text:style-name="Heading_20_2" text:outline-level="2">Connection pooling with Jaybird</text:h>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soft-page-break/>Usage scenario</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4">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4">...</text:p>
          </table:table-cell>
        </table:table-row>
      </table:table>
      <text:p text:style-name="P1">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Connection Pool Classes</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4"><text:span text:style-name="Source_20_Text">AbstractConnectionPool</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4"><text:span text:style-name="Source_20_Text">BasicAbstractConnectionPool</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4"><text:span text:style-name="Source_20_Text">DriverConnectionPoolDataSource</text:span></text:p>
          </table:table-cell>
          <table:table-cell table:style-name="Table3.A2" office:value-type="string">
            <text:p text:style-name="Table_20_Contents">Implementation of <text:span text:style-name="Source_20_Text">javax.sql.ConnectionPoolDataSource</text:span> for arbitrary <text:soft-page-break/>JDBC drivers, uses <text:span text:style-name="Source_20_Text">java.sql.DriverManager</text:span> to obtain connections, can be used as JNDI object factory.</text:p>
          </table:table-cell>
        </table:table-row>
        <table:table-row>
          <table:table-cell table:style-name="Table3.A2" office:value-type="string">
            <text:p text:style-name="P4"><text:span text:style-name="Source_20_Text">FBConnectionPoolDataSource</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4"><text:span text:style-name="Source_20_Text">FBSimpleDataSource</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4"><text:span text:style-name="Source_20_Text">FBWrappingDataSource</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4"><text:span text:style-name="Source_20_Text">SimpleDataSource</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org.firebirdsql.pool.FBConnectionPoolDataSource</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java.io.Serializable</text:span> and <text:span text:style-name="Source_20_Text">javax.naming.Referenceable</text:span> interfaces, which allows using it in a wide range of web and application servers. </text:p>
      <text:p text:style-name="Text_20_body">Class implements both <text:span text:style-name="Source_20_Text">javax.sql.ConnectionPoolDataSource</text:span> and j<text:span text:style-name="Source_20_Text">avax.sql.XADataSource</text:span> interfaces. Pooled connections returned by this class implement <text:span text:style-name="Source_20_Text">javax.sql.PooledConnection</text:span> and <text:span text:style-name="Source_20_Text">javax.sql.XAConnectio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maxIdleTime</text:span></text:p>
          </table:table-cell>
          <table:table-cell table:style-name="Table5.A2" office:value-type="string">
            <text:p text:style-name="P3">+</text:p>
          </table:table-cell>
          <table:table-cell table:style-name="Table5.A2" office:value-type="string">
            <text:p text:style-name="P3">+</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maxPoolSize</text:span></text:p>
          </table:table-cell>
          <table:table-cell table:style-name="Table5.A2" office:value-type="string">
            <text:p text:style-name="P3">+</text:p>
          </table:table-cell>
          <table:table-cell table:style-name="Table5.A2" office:value-type="string">
            <text:p text:style-name="P3">+</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minPoolSize</text:span></text:p>
          </table:table-cell>
          <table:table-cell table:style-name="Table5.A2" office:value-type="string">
            <text:p text:style-name="P3">+</text:p>
          </table:table-cell>
          <table:table-cell table:style-name="Table5.A2" office:value-type="string">
            <text:p text:style-name="P3">+</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maxStatements</text:span></text:p>
          </table:table-cell>
          <table:table-cell table:style-name="Table5.A2" office:value-type="string">
            <text:p text:style-name="P3">+</text:p>
          </table:table-cell>
          <table:table-cell table:style-name="Table5.A2" office:value-type="string">
            <text:p text:style-name="P3">+</text:p>
          </table:table-cell>
          <table:table-cell table:style-name="Table5.A2" office:value-type="string">
            <text:p text:style-name="Table_20_Contents">Maximum size of prepared statement pool. If 0, statement pooling is <text:soft-page-break/>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blockingTimeout</text:span></text:p>
          </table:table-cell>
          <table:table-cell table:style-name="Table7.A2" office:value-type="string">
            <text:p text:style-name="P3">+</text:p>
          </table:table-cell>
          <table:table-cell table:style-name="Table7.A2" office:value-type="string">
            <text:p text:style-name="P3">+</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retryInterval</text:span></text:p>
          </table:table-cell>
          <table:table-cell table:style-name="Table7.A2" office:value-type="string">
            <text:p text:style-name="P3">+</text:p>
          </table:table-cell>
          <table:table-cell table:style-name="Table7.A2" office:value-type="string">
            <text:p text:style-name="P3">+</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pooling</text:span></text:p>
          </table:table-cell>
          <table:table-cell table:style-name="Table7.A2" office:value-type="string">
            <text:p text:style-name="P3">+</text:p>
          </table:table-cell>
          <table:table-cell table:style-name="Table7.A2" office:value-type="string">
            <text:p text:style-name="P3">+</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statementPooling</text:span></text:p>
          </table:table-cell>
          <table:table-cell table:style-name="Table7.A2" office:value-type="string">
            <text:p text:style-name="P3">+</text:p>
          </table:table-cell>
          <table:table-cell table:style-name="Table7.A2" office:value-type="string">
            <text:p text:style-name="P3">+</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pingStatement</text:span></text:p>
          </table:table-cell>
          <table:table-cell table:style-name="Table7.A2" office:value-type="string">
            <text:p text:style-name="P3">+</text:p>
          </table:table-cell>
          <table:table-cell table:style-name="Table7.A2" office:value-type="string">
            <text:p text:style-name="P3">+</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pingInterval</text:span></text:p>
          </table:table-cell>
          <table:table-cell table:style-name="Table7.A2" office:value-type="string">
            <text:p text:style-name="P3">+</text:p>
          </table:table-cell>
          <table:table-cell table:style-name="Table7.A2" office:value-type="string">
            <text:p text:style-name="P3">+</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21">Runtime Pool Properties</text:p>
      <text:p text:style-name="P18">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freeSize</text:span></text:p>
          </table:table-cell>
          <table:table-cell table:style-name="Table10.A2" office:value-type="string">
            <text:p text:style-name="P3">+</text:p>
          </table:table-cell>
          <table:table-cell table:style-name="Table10.A2" office:value-type="string">
            <text:p text:style-name="P3">-</text:p>
          </table:table-cell>
          <table:table-cell table:style-name="Table10.A2" office:value-type="string">
            <text:p text:style-name="Table_20_Contents">Tells how many free connections are in the pool. Value is between 0 and <text:span text:style-name="Source_20_Text">totalSize</text:span>.</text:p>
          </table:table-cell>
        </table:table-row>
        <table:table-row>
          <table:table-cell table:style-name="Table10.A2" office:value-type="string">
            <text:p text:style-name="Table_20_Contents"><text:span text:style-name="Source_20_Text">workingSize</text:span></text:p>
          </table:table-cell>
          <table:table-cell table:style-name="Table10.A2" office:value-type="string">
            <text:p text:style-name="P3">+</text:p>
          </table:table-cell>
          <table:table-cell table:style-name="Table10.A2" office:value-type="string">
            <text:p text:style-name="P3">-</text:p>
          </table:table-cell>
          <table:table-cell table:style-name="Table10.A2" office:value-type="string">
            <text:p text:style-name="Table_20_Contents">Tells how many connections were taken from the pool and are currently used in the application.</text:p>
          </table:table-cell>
        </table:table-row>
        <text:soft-page-break/>
        <table:table-row>
          <table:table-cell table:style-name="Table10.A2" office:value-type="string">
            <text:p text:style-name="Table_20_Contents"><text:span text:style-name="Source_20_Text">totalSize</text:span></text:p>
          </table:table-cell>
          <table:table-cell table:style-name="Table10.A2" office:value-type="string">
            <text:p text:style-name="P3">+</text:p>
          </table:table-cell>
          <table:table-cell table:style-name="Table10.A2" office:value-type="string">
            <text:p text:style-name="P3">-</text:p>
          </table:table-cell>
          <table:table-cell table:style-name="Table10.A2"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row>
          <table:table-cell table:style-name="Table10.A2" office:value-type="string">
            <text:p text:style-name="Table_20_Contents"><text:span text:style-name="Source_20_Text">connectionCount</text:span></text:p>
          </table:table-cell>
          <table:table-cell table:style-name="Table10.A2" office:value-type="string">
            <text:p text:style-name="P3">+</text:p>
          </table:table-cell>
          <table:table-cell table:style-name="Table10.A2" office:value-type="string">
            <text:p text:style-name="P3">-</text:p>
          </table:table-cell>
          <table:table-cell table:style-name="Table10.A2" office:value-type="string">
            <text:p text:style-name="Table_20_Contents"><text:span text:style-name="T2">Deprecated</text:span>. Same as <text:span text:style-name="Source_20_Text">freeSize</text:span>.</text:p>
          </table:table-cell>
        </table:table-row>
      </table:table>
      <text:h text:style-name="Heading_20_3" text:outline-level="3">org.firebirdsql.pool.FBWrappingDataSource</text:h>
      <text:p text:style-name="P1">This class is a wrapper for <text:span text:style-name="Source_20_Text">FBConnectionPoolDataSource</text:span> converting interface from <text:span text:style-name="Source_20_Text">javax.sql.ConnectionPoolDataSource</text:span> to <text:span text:style-name="Source_20_Text">javax.sql.DataSource</text:span>. It defines same properties as <text:span text:style-name="Source_20_Text">FBConnectionPoolDataSource</text:span> does.</text:p>
      <text:h text:style-name="Heading_20_3" text:outline-level="3">Runtime object allocation and deallocation hints</text:h>
      <text:p text:style-name="P1">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rue</text:span>. Additionally, when connection or prepared statement is closed twice, driver will throw an SQL exception with an attached stack trace of previous call to <text:span text:style-name="Source_20_Text">close()</text:span> method.</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FBLog4j</text:span></text:p>
          </table:table-cell>
          <table:table-cell table:style-name="Table9.A2" office:value-type="string">
            <text:p text:style-name="Table_20_Contents">Enables logging inside driver. This is the essential property, if it is not present or set to <text:span text:style-name="Source_20_Text">false</text:span>, no debug information is available.</text:p>
            <text:p text:style-name="Table_20_Contents">When it is set to <text:span text:style-name="Source_20_Text">true</text:span>, pool automatically prints the following information:</text:p>
            <text:list xml:id="list42289884" text:style-name="L15">
              <text:list-item>
                <text:p text:style-name="P24">When physical connection is added to the pool – <text:span text:style-name="Source_20_Text">DEBUG</text:span></text:p>
              </text:list-item>
              <text:list-item>
                <text:p text:style-name="P24">When a maximum pool capacity is reached – <text:span text:style-name="Source_20_Text">DEBUG</text:span></text:p>
              </text:list-item>
              <text:list-item>
                <text:p text:style-name="P24">When connection is obtained from pool – <text:span text:style-name="Source_20_Text">DEBUG</text:span></text:p>
              </text:list-item>
              <text:list-item>
                <text:p text:style-name="P24">When connection is released back to pool – <text:span text:style-name="Source_20_Text">DEBUG</text:span></text:p>
              </text:list-item>
              <text:list-item>
                <text:p text:style-name="P24">Whether pool supports open statements across transaction boundaries – <text:span text:style-name="Source_20_Text">INFO</text:span></text:p>
              </text:list-item>
            </text:list>
          </table:table-cell>
        </table:table-row>
        <table:table-row>
          <table:table-cell table:style-name="Table9.A2" office:value-type="string">
            <text:p text:style-name="Table_20_Contents"><text:span text:style-name="Source_20_Text">FBPoolShowTrace</text:span></text:p>
          </table:table-cell>
          <table:table-cell table:style-name="Table9.A2" office:value-type="string">
            <text:p text:style-name="Table_20_Contents">Enables logging of the thread stack trace when debugging is enabled and:</text:p>
            <text:list xml:id="list42276544" text:style-name="L16">
              <text:list-item>
                <text:p text:style-name="P25">Connection is allocated from the pool – <text:span text:style-name="Source_20_Text">DEBUG</text:span></text:p>
              </text:list-item>
              <text:list-item>
                <text:p text:style-name="P25">Thread is blocked while waiting for a free connection – <text:span text:style-name="Source_20_Text">WARN</text:span></text:p>
              </text:list-item>
            </text:list>
          </table:table-cell>
        </table:table-row>
        <table:table-row>
          <table:table-cell table:style-name="Table9.A2" office:value-type="string">
            <text:p text:style-name="Table_20_Contents"><text:span text:style-name="Source_20_Text">FBPoolDebugStmtCache</text:span></text:p>
          </table:table-cell>
          <table:table-cell table:style-name="Table9.A2" office:value-type="string">
            <text:p text:style-name="Table_20_Contents">When statement caching is used and debugging is enabled, following information is logged:</text:p>
            <text:list xml:id="list42287073" text:style-name="L17">
              <text:list-item>
                <text:p text:style-name="P26">When a statement is prepared – <text:span text:style-name="Source_20_Text">INFO</text:span></text:p>
              </text:list-item>
              <text:list-item>
                <text:p text:style-name="P26">When statement cache is cleaned – <text:span text:style-name="Source_20_Text">INFO</text:span></text:p>
              </text:list-item>
              <text:list-item>
                <text:p text:style-name="P26">When statement is obtained from or returned back to pool – <text:span text:style-name="Source_20_Text">INFO</text:span></text:p>
              </text:list-item>
            </text:list>
          </table:table-cell>
        </table:table-row>
      </table:table>
      <text:p text:style-name="Text_20_body"/>
      <text:h text:style-name="Heading_20_2" text:outline-level="2"><text:soft-page-break/>Documentation and Support</text:h>
      <text:h text:style-name="Heading_20_3" text:outline-level="3">Where to get more information on Jaybird</text:h>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Where to get help</text:h>
      <text:p text:style-name="Text_20_body">The best place to start is the FAQ. Many details for using Jaybird with various programs are located there. Below are some links to useful web sites.</text:p>
      <text:list xml:id="list42285382" text:style-name="L18">
        <text:list-item>
          <text:p text:style-name="P16">The <text:a xlink:type="simple" xlink:href="http://groups.yahoo.com/group/Firebird-Java">http://groups.yahoo.com/group/Firebird-Java</text:a> and corresponding mailing list Firebird-Java@yahoogroups.com.</text:p>
        </text:list-item>
        <text:list-item>
          <text:p text:style-name="P16">The code for Firebird and this driver are on <text:a xlink:type="simple" xlink:href="http://sourceforge.net/projects/firebird">http://sourceforge.net/projects/firebird</text:a>.</text:p>
        </text:list-item>
        <text:list-item>
          <text:p text:style-name="P16">The Firebird project home page <text:a xlink:type="simple" xlink:href="http://www.firebirdsql.com/">http://www.firebirdsql.com</text:a>.</text:p>
        </text:list-item>
      </text:list>
      <text:h text:style-name="Heading_20_3" text:outline-level="3">Reporting Bugs</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1">If you are sure that this is a bug you may report it in the Firebird bug tracker, “Java Client (Jaybird)” at SourceForge.net project area (<text:a xlink:type="simple" xlink:href="http://sourceforge.net/projects/firebird">http://sourceforge.net/projects/firebird</text:a>).</text:p>
      <text:h text:style-name="Heading_20_3" text:outline-level="3">Corrections/Additions To Release Notes</text:h>
      <text:p text:style-name="P1">Please send corrections, suggestions, or additions to these Release Notes to to the mailing list at Firebird-Java@yahoogroup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OpenSymbol" svg:font-family="Open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02cm solid #00000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4-07-23T10:39:52</meta:creation-date>
    <dc:date>2010-01-28T22:41:10.36</dc:date>
    <meta:print-date>2004-08-15T12:55:32</meta:print-date>
    <dc:language>en-US</dc:language>
    <meta:editing-cycles>150</meta:editing-cycles>
    <meta:editing-duration>PT81H23M44S</meta:editing-duration>
    <meta:document-statistic meta:table-count="9" meta:image-count="0" meta:object-count="0" meta:page-count="19" meta:paragraph-count="573" meta:word-count="6091" meta:character-count="41944"/>
    <meta:user-defined meta:name="Info 1"/>
    <meta:user-defined meta:name="Info 2"/>
    <meta:user-defined meta:name="Info 3"/>
    <meta:user-defined meta:name="Info 4"/>
  </office:meta>
</office:document-meta>
</file>